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37ac" officeooo:paragraph-rsid="001737ac"/>
    </style:style>
    <style:style style:name="P2" style:family="paragraph" style:parent-style-name="Standard">
      <style:text-properties officeooo:rsid="00182953" officeooo:paragraph-rsid="00182953"/>
    </style:style>
    <style:style style:name="P3" style:family="paragraph" style:parent-style-name="Standard">
      <style:text-properties officeooo:rsid="00195442" officeooo:paragraph-rsid="00195442"/>
    </style:style>
    <style:style style:name="P4" style:family="paragraph" style:parent-style-name="Standard">
      <style:text-properties officeooo:rsid="001b3586" officeooo:paragraph-rsid="001b3586"/>
    </style:style>
    <style:style style:name="P5" style:family="paragraph" style:parent-style-name="Standard">
      <style:text-properties officeooo:rsid="00195442" officeooo:paragraph-rsid="00195442" fo:background-color="#ffff00"/>
    </style:style>
    <style:style style:name="P6" style:family="paragraph" style:parent-style-name="Standard">
      <style:text-properties officeooo:rsid="001dca1f" officeooo:paragraph-rsid="001dca1f" fo:background-color="#ffff00"/>
    </style:style>
    <style:style style:name="P7" style:family="paragraph" style:parent-style-name="Standard">
      <style:text-properties officeooo:rsid="001fbfdd" officeooo:paragraph-rsid="001fbfdd" fo:background-color="#ffff00"/>
    </style:style>
    <style:style style:name="P8" style:family="paragraph" style:parent-style-name="Standard">
      <style:text-properties officeooo:rsid="001cfb35" officeooo:paragraph-rsid="001cfb35"/>
    </style:style>
    <style:style style:name="P9" style:family="paragraph" style:parent-style-name="Standard">
      <style:text-properties fo:font-weight="bold" officeooo:rsid="001cfb35" officeooo:paragraph-rsid="001cfb35" style:font-weight-asian="bold" style:font-weight-complex="bold"/>
    </style:style>
    <style:style style:name="P10" style:family="paragraph" style:parent-style-name="Standard">
      <style:text-properties fo:font-weight="normal" officeooo:rsid="001cfb35" officeooo:paragraph-rsid="001cfb35" style:font-weight-asian="normal" style:font-weight-complex="normal"/>
    </style:style>
    <style:style style:name="P11" style:family="paragraph" style:parent-style-name="Standard">
      <style:text-properties officeooo:rsid="001dca1f" officeooo:paragraph-rsid="001dca1f"/>
    </style:style>
    <style:style style:name="P12" style:family="paragraph" style:parent-style-name="Standard">
      <style:text-properties officeooo:rsid="001fbfdd" officeooo:paragraph-rsid="001fbfdd" fo:background-color="transparent"/>
    </style:style>
    <style:style style:name="P13" style:family="paragraph" style:parent-style-name="Standard">
      <style:text-properties officeooo:rsid="00218db6" officeooo:paragraph-rsid="00218db6" fo:background-color="transparent"/>
    </style:style>
    <style:style style:name="T1" style:family="text">
      <style:text-properties officeooo:rsid="00182953"/>
    </style:style>
    <style:style style:name="T2" style:family="text">
      <style:text-properties officeooo:rsid="00218d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2</text:p>
      <text:p text:style-name="P1"/>
      <text:p text:style-name="P1">Ping</text:p>
      <text:p text:style-name="P1"/>
      <text:p text:style-name="P1"><text:span text:style-name="T1">1. </text:span>lab machine to raspberry pi, c10, i0.2:</text:p>
      <text:p text:style-name="P1">10 packets transmitted, 10 received, 0% packet loss, time 1834ms</text:p>
      <text:p text:style-name="P1">rtt min/avg/max/mdev = 0.384/0.455/0.476/0.026 ms</text:p>
      <text:p text:style-name="P1"/>
      <text:p text:style-name="P1"><text:span text:style-name="T1">2. </text:span>raspberry pi to lab machine, c10, i0.2:</text:p>
      <text:p text:style-name="P1">10 packets transmitted, 10 received, 0% packet loss, time 1841ms</text:p>
      <text:p text:style-name="P1">rtt min/avg/max/mdev = 0.409/0.478/0.520/0.040 ms</text:p>
      <text:p text:style-name="P1"/>
      <text:p text:style-name="P1"><text:span text:style-name="T1">3. </text:span>raspberry pi to lab machine, c100, i0.001:</text:p>
      <text:p text:style-name="P1">100 packets transmitted, 100 received, 0% packet loss, time 99ms</text:p>
      <text:p text:style-name="P1">rtt min/avg/max/mdev = 0.293/0.352/0.532/0.035 ms</text:p>
      <text:p text:style-name="P1"/>
      <text:p text:style-name="P1">minimum is 0.293 maximum is 0.532 and mean is 0.352. Mean is closer to the minimum than the maximum – heavy tail?/<text:span text:style-name="T1">sometimes travel takes longer but it rarely takes much less time</text:span></text:p>
      <text:p text:style-name="P1"/>
      <text:p text:style-name="P2">4. rasp pi to lab machine, c10000 using flooding (-f)</text:p>
      <text:p text:style-name="P2">10000 packets transmitted, 10000 received, 0% packet loss, time 3550ms</text:p>
      <text:p text:style-name="P2">rtt min/avg/max/mdev = 0.081/0.298/0.672/0.026 ms</text:p>
      <text:p text:style-name="P2">ipg/ewma 0.355/0.300 ms</text:p>
      <text:p text:style-name="P2"/>
      <text:p text:style-name="P2"/>
      <text:p text:style-name="P2">5. rasp pi to lab machine</text:p>
      <text:p text:style-name="P3">c1000 for all</text:p>
      <text:p text:style-name="P3"/>
      <text:p text:style-name="P3">i0.01</text:p>
      <text:p text:style-name="P3">1000 packets transmitted, 1000 received, 0% packet loss, time 16087ms</text:p>
      <text:p text:style-name="P3">rtt min/avg/max/mdev = 0.334/0.521/0.615/0.056 ms</text:p>
      <text:p text:style-name="P3">saved in ping.log</text:p>
      <text:p text:style-name="P3"/>
      <text:p text:style-name="P5">CDF of results</text:p>
      <text:p text:style-name="P3"/>
      <text:p text:style-name="P3">i0.001</text:p>
      <text:p text:style-name="P3">1000 packets transmitted, 1000 received, 0% packet loss, time 1003ms</text:p>
      <text:p text:style-name="P3">rtt min/avg/max/mdev = 0.300/0.468/0.517/0.038 ms</text:p>
      <text:p text:style-name="P3">saved in ping2.log</text:p>
      <text:p text:style-name="P3"/>
      <text:p text:style-name="P5">CDF of results</text:p>
      <text:p text:style-name="P3"/>
      <text:p text:style-name="P3">i-0.0001</text:p>
      <text:p text:style-name="P3">1000 packets transmitted, 1000 received, 0% packet loss, time 449ms</text:p>
      <text:p text:style-name="P3">rtt min/avg/max/mdev = 0.294/0.413/0.540/0.056 ms</text:p>
      <text:p text:style-name="P3">ipg/ewma 0.448/0.447 ms</text:p>
      <text:p text:style-name="P3">saved in ping3.log</text:p>
      <text:p text:style-name="P3"/>
      <text:p text:style-name="P5">CDF of results</text:p>
      <text:p text:style-name="P3"/>
      <text:p text:style-name="P3">6. why do different intervals lead to different round trip results?</text:p>
      <text:p text:style-name="P3">Round trip times generally decrease as the interval between pings gets smaller</text:p>
      <text:p text:style-name="P4"><text:soft-page-break/>Maybe this is because the raspberry pi works more efficiently if the pulses are sent with a smaller interval?</text:p>
      <text:p text:style-name="P4"/>
      <text:p text:style-name="P4">Average round trip time because it includes all measurements taken. Sometimes the network will be working at maximum capacity and sometimes it will be very slow, so the average is the most ‘useful’ measurement of propagation time.</text:p>
      <text:p text:style-name="P4"/>
      <text:p text:style-name="P4"/>
      <text:p text:style-name="P4">Iperf</text:p>
      <text:p text:style-name="P4"/>
      <text:p text:style-name="P8">1. server=lab machine, client=rasp pi</text:p>
      <text:p text:style-name="P8">TCP</text:p>
      <text:p text:style-name="P8">t10</text:p>
      <text:p text:style-name="P8">(Interval: 0.0000-10.0029 sec, Transfer: 1.10 GBytes)</text:p>
      <text:p text:style-name="P8"/>
      <text:p text:style-name="P9">Bandwidth: 941 Mbits/sec</text:p>
      <text:p text:style-name="P9"/>
      <text:p text:style-name="P10">2. server=rasp pi, client=lab machine</text:p>
      <text:p text:style-name="P8">TCP</text:p>
      <text:p text:style-name="P8">t10</text:p>
      <text:p text:style-name="P8">i1</text:p>
      <text:p text:style-name="P11">iperf.log contains the measured bandwidths</text:p>
      <text:p text:style-name="P11"/>
      <text:p text:style-name="P6">plot bandwidth</text:p>
      <text:p text:style-name="P11"/>
      <text:p text:style-name="P11">3. server=rasp pi, client=lab machine, bi-directional iperf</text:p>
      <text:p text:style-name="P11">TCP, t10, i1</text:p>
      <text:p text:style-name="P11">iperf-bi.log contains measured bandwidths in each direction</text:p>
      <text:p text:style-name="P6">plot measured bandwidth in each direction</text:p>
      <text:p text:style-name="P6"/>
      <text:p text:style-name="P6"/>
      <text:p text:style-name="P12">4. one way iperf from lab machine to rasp pi (client = lab machine)</text:p>
      <text:p text:style-name="P12">UDP, t5, varying bandwidths</text:p>
      <text:p text:style-name="P12"/>
      <text:p text:style-name="P12">100Kb/s &gt; <text:span text:style-name="T2">iperf-100K.log</text:span></text:p>
      <text:p text:style-name="P13">1Mb/s &gt; iperf-1M.log</text:p>
      <text:p text:style-name="P13">100Mb/s &gt; iperf-100M.log</text:p>
      <text:p text:style-name="P12"/>
      <text:p text:style-name="P12"/>
      <text:p text:style-name="P7">plot percentage of packets dropped <text:span text:style-name="T2">for each bandwidth</text:span></text:p>
      <text:p text:style-name="P12"/>
      <text:p text:style-name="P12">iperf results</text:p>
      <text:p text:style-name="P12"/>
      <text:p text:style-name="P12"><text:s/></text:p>
      <text:p text:style-name="P12"/>
      <text:p text:style-name="P13">Iperf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2T15:37:33.008951087</meta:creation-date>
    <dc:date>2023-05-22T16:55:29.866756470</dc:date>
    <meta:editing-duration>PT6M15S</meta:editing-duration>
    <meta:editing-cycles>1</meta:editing-cycles>
    <meta:document-statistic meta:table-count="0" meta:image-count="0" meta:object-count="0" meta:page-count="2" meta:paragraph-count="63" meta:word-count="381" meta:character-count="2499" meta:non-whitespace-character-count="2178"/>
    <meta:generator>LibreOffice/7.3.7.2$Linux_X86_64 LibreOffice_project/30$Build-2</meta:generator>
  </office:meta>
</office:document-meta>
</file>